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" style:master-page-name="MP0" style:family="paragraph">
      <style:paragraph-properties fo:break-before="page"/>
    </style:style>
    <style:style style:name="P2" style:parent-style-name="Liststycke" style:list-style-name="LFO1" style:family="paragraph"/>
    <style:style style:name="P3" style:parent-style-name="Liststycke" style:list-style-name="LFO1" style:family="paragraph"/>
    <style:style style:name="P4" style:parent-style-name="Liststycke" style:list-style-name="LFO1" style:family="paragraph"/>
    <style:style style:name="P5" style:parent-style-name="Liststycke" style:list-style-name="LFO2" style:family="paragraph"/>
    <style:style style:name="P6" style:parent-style-name="Liststycke" style:list-style-name="LFO2" style:family="paragraph"/>
    <style:style style:name="P7" style:parent-style-name="Liststycke" style:list-style-name="LFO2" style:family="paragraph"/>
    <style:style style:name="T8" style:parent-style-name="Standardstycketeckensnitt" style:family="text">
      <style:text-properties fo:color="#494949" fo:font-size="15pt" style:font-size-asian="15pt" style:font-size-complex="15pt" fo:background-color="#FFFFFF"/>
    </style:style>
    <style:style style:name="P9" style:parent-style-name="Liststycke" style:list-style-name="LFO2" style:family="paragraph"/>
    <style:style style:name="T10" style:parent-style-name="Standardstycketeckensnitt" style:family="text">
      <style:text-properties fo:color="#494949" fo:background-color="#FFFFFF"/>
    </style:style>
  </office:automatic-styles>
  <office:body>
    <office:text text:use-soft-page-breaks="true">
      <text:p text:style-name="P1">ALT-TEXTER</text:p>
      <text:p text:style-name="Normal"/>
      <text:p text:style-name="Normal">Alt texten är en förklaring av bilden du använder på din hemsida. Har du exempelvis en bild på chokladbollar på din hemsida ska du beskriva denna med alternativ text.</text:p>
      <text:p text:style-name="Normal"/>
      <text:p text:style-name="Normal">Alternativa texter för bilder du använder på din hemsida behövs framförallt för tre anledningar.</text:p>
      <text:list text:style-name="LFO1" text:continue-numbering="true">
        <text:list-item>
          <text:p text:style-name="P2">Människor med nedsatt syn behöver alt-texten som beskriver bilden de inte kan se.</text:p>
        </text:list-item>
        <text:list-item>
          <text:p text:style-name="P3">Ifall bilden av någon anledning inte laddas på din hemsida så kan användaren fortfarande förstå vad<text:s/>som skulle funnits.</text:p>
        </text:list-item>
        <text:list-item>
          <text:p text:style-name="P4">Alt-texterna används av sökmotorerna för att kunna indexera bilden och din hemsida bättre eftersom dessa inte kan se bilder.</text:p>
        </text:list-item>
      </text:list>
      <text:p text:style-name="Liststycke"/>
      <text:p text:style-name="Normal">Några regler för ALT-TEXTER</text:p>
      <text:p text:style-name="Normal"/>
      <text:list text:style-name="LFO2" text:continue-numbering="true">
        <text:list-item>
          <text:p text:style-name="P5">Alt-texter bör inte vara för korta, men inte heller för långa.</text:p>
        </text:list-item>
        <text:list-item>
          <text:p text:style-name="P6">Inkludera minst 8 tecken och helst bör texten vara färre än 80 tecken.</text:p>
        </text:list-item>
        <text:list-item>
          <text:p text:style-name="P7">En bra alt-text är en beskrivning av bilden som du kan förklara för din vän och om hen då kan föreställa sig bilden.<text:span text:style-name="T8"><text:s/></text:span></text:p>
        </text:list-item>
        <text:list-item>
          <text:p text:style-name="P9"><text:span text:style-name="T10">Skriv aldrig formuleringar som ”bild på”, ”klicka här” eller ”länk till”. Såväl skärmläsare som användare kan förstå vad som är en bild och vad som är en länk.</text:span></text:p>
        </text:list-item>
      </text:list>
      <text:p text:style-name="Normal"/>
      <text:p text:style-name="Liststyck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905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fo:line-height="100%"/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us L</meta:initial-creator>
    <dc:creator>Marcus L</dc:creator>
    <meta:creation-date>2020-12-22T06:40:00Z</meta:creation-date>
    <dc:date>2020-12-22T07:10:00Z</dc:date>
    <meta:template xlink:href="Normal" xlink:type="simple"/>
    <meta:editing-cycles>2</meta:editing-cycles>
    <meta:editing-duration>PT1440S</meta:editing-duration>
    <meta:document-statistic meta:page-count="1" meta:paragraph-count="2" meta:word-count="166" meta:character-count="1046" meta:row-count="7" meta:non-whitespace-character-count="882"/>
  </office:meta>
</office:document-meta>
</file>